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a52fe" officeooo:paragraph-rsid="000a52fe"/>
    </style:style>
    <style:style style:name="P2" style:family="paragraph" style:parent-style-name="Standard">
      <style:text-properties officeooo:rsid="000aca23" officeooo:paragraph-rsid="000aca23"/>
    </style:style>
    <style:style style:name="P3" style:family="paragraph" style:parent-style-name="Standard">
      <style:text-properties officeooo:rsid="000b618e" officeooo:paragraph-rsid="000b618e"/>
    </style:style>
    <style:style style:name="P4" style:family="paragraph" style:parent-style-name="Standard">
      <style:text-properties officeooo:rsid="000b618e" officeooo:paragraph-rsid="001b95db"/>
    </style:style>
    <style:style style:name="P5" style:family="paragraph" style:parent-style-name="Standard">
      <style:text-properties officeooo:rsid="000c3a52" officeooo:paragraph-rsid="000c3a52"/>
    </style:style>
    <style:style style:name="P6" style:family="paragraph" style:parent-style-name="Standard">
      <style:text-properties officeooo:rsid="000d9618" officeooo:paragraph-rsid="000d9618"/>
    </style:style>
    <style:style style:name="P7" style:family="paragraph" style:parent-style-name="Standard">
      <style:text-properties officeooo:rsid="000d9618" officeooo:paragraph-rsid="001b95db"/>
    </style:style>
    <style:style style:name="P8" style:family="paragraph" style:parent-style-name="Standard">
      <style:text-properties officeooo:rsid="000f536f" officeooo:paragraph-rsid="000f536f"/>
    </style:style>
    <style:style style:name="P9" style:family="paragraph" style:parent-style-name="Standard">
      <style:text-properties officeooo:paragraph-rsid="000b618e"/>
    </style:style>
    <style:style style:name="P10" style:family="paragraph" style:parent-style-name="Standard">
      <style:text-properties fo:font-weight="bold" officeooo:rsid="001b95db" officeooo:paragraph-rsid="001b95db" style:font-weight-asian="bold" style:font-weight-complex="bold"/>
    </style:style>
    <style:style style:name="P11" style:family="paragraph" style:parent-style-name="Standard">
      <style:text-properties fo:font-weight="bold" officeooo:rsid="001b95db" officeooo:paragraph-rsid="000c3a52" style:font-weight-asian="bold" style:font-weight-complex="bold"/>
    </style:style>
    <style:style style:name="P12" style:family="paragraph" style:parent-style-name="Standard">
      <style:text-properties fo:font-weight="bold" officeooo:rsid="000f536f" officeooo:paragraph-rsid="000f536f" style:font-weight-asian="bold" style:font-weight-complex="bold"/>
    </style:style>
    <style:style style:name="P13" style:family="paragraph" style:parent-style-name="Standard">
      <style:text-properties fo:font-weight="bold" officeooo:rsid="000b618e" officeooo:paragraph-rsid="001b95db" style:font-weight-asian="bold" style:font-weight-complex="bold"/>
    </style:style>
    <style:style style:name="P14" style:family="paragraph" style:parent-style-name="Standard">
      <style:text-properties fo:font-weight="bold" officeooo:rsid="000b618e" officeooo:paragraph-rsid="000b618e" style:font-weight-asian="bold" style:font-weight-complex="bold"/>
    </style:style>
    <style:style style:name="P15" style:family="paragraph" style:parent-style-name="Standard">
      <style:text-properties fo:font-weight="bold" officeooo:rsid="000a52fe" officeooo:paragraph-rsid="000a52fe" style:font-weight-asian="bold" style:font-weight-complex="bold"/>
    </style:style>
    <style:style style:name="P16" style:family="paragraph" style:parent-style-name="Standard">
      <style:text-properties fo:font-weight="bold" officeooo:rsid="000d9618" officeooo:paragraph-rsid="000d9618" style:font-weight-asian="bold" style:font-weight-complex="bold"/>
    </style:style>
    <style:style style:name="P17" style:family="paragraph" style:parent-style-name="Standard">
      <style:text-properties fo:font-weight="bold" officeooo:rsid="000c3a52" officeooo:paragraph-rsid="000c3a52" style:font-weight-asian="bold" style:font-weight-complex="bold"/>
    </style:style>
    <style:style style:name="P18" style:family="paragraph" style:parent-style-name="Standard">
      <style:text-properties fo:font-weight="bold" officeooo:rsid="002f538a" officeooo:paragraph-rsid="002f538a" style:font-weight-asian="bold" style:font-weight-complex="bold"/>
    </style:style>
    <style:style style:name="P19" style:family="paragraph" style:parent-style-name="Standard">
      <style:text-properties officeooo:rsid="0029bbe4" officeooo:paragraph-rsid="0029bbe4"/>
    </style:style>
    <style:style style:name="P20" style:family="paragraph" style:parent-style-name="Standard">
      <style:text-properties fo:font-weight="normal" officeooo:rsid="002f538a" officeooo:paragraph-rsid="002f538a" style:font-weight-asian="normal" style:font-weight-complex="normal"/>
    </style:style>
    <style:style style:name="P21" style:family="paragraph" style:parent-style-name="Standard">
      <style:text-properties fo:font-weight="normal" officeooo:rsid="003163bb" officeooo:paragraph-rsid="003163bb" style:font-weight-asian="normal" style:font-weight-complex="normal"/>
    </style:style>
    <style:style style:name="P22" style:family="paragraph" style:parent-style-name="Standard">
      <style:text-properties fo:font-weight="normal" officeooo:rsid="00366e74" officeooo:paragraph-rsid="00366e74" style:font-weight-asian="normal" style:font-weight-complex="normal"/>
    </style:style>
    <style:style style:name="P23" style:family="paragraph" style:parent-style-name="Standard">
      <style:text-properties fo:font-weight="normal" officeooo:rsid="003bceb2" officeooo:paragraph-rsid="003bceb2" style:font-weight-asian="normal" style:font-weight-complex="normal"/>
    </style:style>
    <style:style style:name="P24" style:family="paragraph" style:parent-style-name="Standard">
      <style:text-properties fo:font-weight="normal" officeooo:rsid="003d9559" officeooo:paragraph-rsid="00425ece" style:font-weight-asian="normal" style:font-weight-complex="normal"/>
    </style:style>
    <style:style style:name="P25" style:family="paragraph" style:parent-style-name="Standard">
      <style:text-properties fo:font-weight="normal" officeooo:rsid="00425ece" officeooo:paragraph-rsid="00425ece" style:font-weight-asian="normal" style:font-weight-complex="normal"/>
    </style:style>
    <style:style style:name="P26" style:family="paragraph" style:parent-style-name="Standard">
      <style:text-properties officeooo:paragraph-rsid="003fe00a"/>
    </style:style>
    <style:style style:name="P27" style:family="paragraph" style:parent-style-name="Standard">
      <style:text-properties officeooo:rsid="00425ece" officeooo:paragraph-rsid="00425ece"/>
    </style:style>
    <style:style style:name="P28" style:family="paragraph" style:parent-style-name="Standard">
      <style:text-properties officeooo:paragraph-rsid="003bceb2"/>
    </style:style>
    <style:style style:name="P29" style:family="paragraph" style:parent-style-name="Standard">
      <style:text-properties officeooo:paragraph-rsid="00425ece"/>
    </style:style>
    <style:style style:name="P30" style:family="paragraph" style:parent-style-name="Standard">
      <style:text-properties officeooo:paragraph-rsid="002be542"/>
    </style:style>
    <style:style style:name="P31" style:family="paragraph" style:parent-style-name="Text_20_body">
      <style:text-properties officeooo:rsid="000a52fe" officeooo:paragraph-rsid="000a52fe"/>
    </style:style>
    <style:style style:name="P32" style:family="paragraph" style:parent-style-name="Text_20_body">
      <style:text-properties officeooo:rsid="000c3a52" officeooo:paragraph-rsid="000c3a52"/>
    </style:style>
    <style:style style:name="P33" style:family="paragraph" style:parent-style-name="Text_20_body">
      <style:text-properties officeooo:rsid="000f536f" officeooo:paragraph-rsid="000f536f"/>
    </style:style>
    <style:style style:name="P34" style:family="paragraph" style:parent-style-name="Text_20_body">
      <style:text-properties officeooo:paragraph-rsid="000b618e"/>
    </style:style>
    <style:style style:name="P35" style:family="paragraph" style:parent-style-name="Text_20_body">
      <style:text-properties officeooo:paragraph-rsid="000aca23"/>
    </style:style>
    <style:style style:name="P36" style:family="paragraph" style:parent-style-name="Text_20_body">
      <style:text-properties officeooo:paragraph-rsid="000a52fe"/>
    </style:style>
    <style:style style:name="P37" style:family="paragraph" style:parent-style-name="Text_20_body">
      <style:text-properties officeooo:paragraph-rsid="000d9618"/>
    </style:style>
    <style:style style:name="P38" style:family="paragraph" style:parent-style-name="Text_20_body">
      <style:text-properties officeooo:paragraph-rsid="001b95db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adaef" officeooo:paragraph-rsid="002e61b1" style:font-weight-asian="bold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daef" officeooo:paragraph-rsid="002e61b1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e61b1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1b95db" officeooo:paragraph-rsid="002e61b1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be542" officeooo:paragraph-rsid="003fe00a"/>
    </style:style>
    <style:style style:name="P45" style:family="paragraph" style:parent-style-name="Standard">
      <style:text-properties fo:font-weight="normal" officeooo:rsid="00425ece" officeooo:paragraph-rsid="00433334" style:font-weight-asian="normal" style:font-weight-complex="normal"/>
    </style:style>
    <style:style style:name="P46" style:family="paragraph" style:parent-style-name="Standard">
      <style:text-properties fo:font-weight="normal" officeooo:rsid="002fb7bc" officeooo:paragraph-rsid="002fb7bc" style:font-weight-asian="normal" style:font-weight-complex="normal"/>
    </style:style>
    <style:style style:name="P47" style:family="paragraph" style:parent-style-name="Standard">
      <style:text-properties fo:font-weight="normal" officeooo:rsid="0032fb23" officeooo:paragraph-rsid="0032fb23" style:font-weight-asian="normal" style:font-weight-complex="normal"/>
    </style:style>
    <style:style style:name="P48" style:family="paragraph" style:parent-style-name="Standard">
      <style:text-properties fo:font-weight="normal" officeooo:rsid="004c37f4" officeooo:paragraph-rsid="004c37f4" style:font-weight-asian="normal" style:font-weight-complex="normal"/>
    </style:style>
    <style:style style:name="P49" style:family="paragraph" style:parent-style-name="Standard">
      <style:text-properties officeooo:paragraph-rsid="003163bb"/>
    </style:style>
    <style:style style:name="T1" style:family="text">
      <style:text-properties officeooo:rsid="000b61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18e" style:font-weight-asian="bold" style:font-weight-complex="bold"/>
    </style:style>
    <style:style style:name="T4" style:family="text">
      <style:text-properties fo:font-weight="bold" officeooo:rsid="003bceb2" style:font-weight-asian="bold" style:font-weight-complex="bold"/>
    </style:style>
    <style:style style:name="T5" style:family="text">
      <style:text-properties officeooo:rsid="002a943c"/>
    </style:style>
    <style:style style:name="T6" style:family="text">
      <style:text-properties officeooo:rsid="0038376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7bc" style:font-weight-asian="normal" style:font-weight-complex="normal"/>
    </style:style>
    <style:style style:name="T9" style:family="text">
      <style:text-properties fo:font-weight="normal" officeooo:rsid="0035ce04" style:font-weight-asian="normal" style:font-weight-complex="normal"/>
    </style:style>
    <style:style style:name="T10" style:family="text">
      <style:text-properties fo:font-weight="normal" officeooo:rsid="003bceb2" style:font-weight-asian="normal" style:font-weight-complex="normal"/>
    </style:style>
    <style:style style:name="T11" style:family="text">
      <style:text-properties fo:font-weight="normal" officeooo:rsid="00312ec6" style:font-weight-asian="normal" style:font-weight-complex="normal"/>
    </style:style>
    <style:style style:name="T12" style:family="text">
      <style:text-properties fo:font-weight="normal" officeooo:rsid="0033c613" style:font-weight-asian="normal" style:font-weight-complex="normal"/>
    </style:style>
    <style:style style:name="T13" style:family="text">
      <style:text-properties fo:font-weight="normal" officeooo:rsid="003fe00a" style:font-weight-asian="normal" style:font-weight-complex="normal"/>
    </style:style>
    <style:style style:name="T14" style:family="text">
      <style:text-properties fo:font-weight="normal" officeooo:rsid="003f585d" style:font-weight-asian="normal" style:font-weight-complex="normal"/>
    </style:style>
    <style:style style:name="T15" style:family="text">
      <style:text-properties fo:font-weight="normal" officeooo:rsid="0040b98e" style:font-weight-asian="normal" style:font-weight-complex="normal"/>
    </style:style>
    <style:style style:name="T16" style:family="text">
      <style:text-properties fo:font-weight="normal" officeooo:rsid="00425ece" style:font-weight-asian="normal" style:font-weight-complex="normal"/>
    </style:style>
    <style:style style:name="T17" style:family="text">
      <style:text-properties fo:font-weight="normal" officeooo:rsid="003163bb" style:font-weight-asian="normal" style:font-weight-complex="normal"/>
    </style:style>
    <style:style style:name="T18" style:family="text">
      <style:text-properties fo:font-weight="normal" officeooo:rsid="0039e84e" style:font-weight-asian="normal" style:font-weight-complex="normal"/>
    </style:style>
    <style:style style:name="T19" style:family="text">
      <style:text-properties fo:font-weight="normal" officeooo:rsid="00419e67" style:font-weight-asian="normal" style:font-weight-complex="normal"/>
    </style:style>
    <style:style style:name="T20" style:family="text">
      <style:text-properties fo:font-weight="normal" officeooo:rsid="003d9559" style:font-weight-asian="normal" style:font-weight-complex="normal"/>
    </style:style>
    <style:style style:name="T21" style:family="text">
      <style:text-properties fo:font-weight="normal" officeooo:rsid="004730cc" style:font-weight-asian="normal" style:font-weight-complex="normal"/>
    </style:style>
    <style:style style:name="T22" style:family="text">
      <style:text-properties fo:font-weight="normal" officeooo:rsid="0049c5c7" style:font-weight-asian="normal" style:font-weight-complex="normal"/>
    </style:style>
    <style:style style:name="T23" style:family="text">
      <style:text-properties fo:font-weight="normal" officeooo:rsid="004a830a" style:font-weight-asian="normal" style:font-weight-complex="normal"/>
    </style:style>
    <style:style style:name="T24" style:family="text">
      <style:text-properties fo:font-weight="normal" officeooo:rsid="004c37f4" style:font-weight-asian="normal" style:font-weight-complex="normal"/>
    </style:style>
    <style:style style:name="T25" style:family="text">
      <style:text-properties officeooo:rsid="003ccabc"/>
    </style:style>
    <style:style style:name="T26" style:family="text">
      <style:text-properties officeooo:rsid="00366e74"/>
    </style:style>
    <style:style style:name="T27" style:family="text">
      <style:text-properties officeooo:rsid="003f585d"/>
    </style:style>
    <style:style style:name="T28" style:family="text">
      <style:text-properties officeooo:rsid="00425ece"/>
    </style:style>
    <style:style style:name="T29" style:family="text">
      <style:text-properties officeooo:rsid="00459d9d"/>
    </style:style>
    <style:style style:name="T30" style:family="text">
      <style:text-properties officeooo:rsid="002be542"/>
    </style:style>
    <style:style style:name="T31" style:family="text">
      <style:text-properties officeooo:rsid="0046119c"/>
    </style:style>
    <style:style style:name="T32" style:family="text">
      <style:text-properties officeooo:rsid="004cd1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ngelog:</text:p>
      <text:p text:style-name="P20"/>
      <text:p text:style-name="P20">2021/04/20:</text:p>
      <text:p text:style-name="P20"><text:tab/>-Moved price from parts/systems to product</text:p>
      <text:p text:style-name="P20"><text:tab/>-Added cart table</text:p>
      <text:p text:style-name="P20"/>
      <text:p text:style-name="P21">2021/04/24:</text:p>
      <text:p text:style-name="P21"><text:tab/>-Added shippers column to Transaction</text:p>
      <text:p text:style-name="P20"/>
      <text:p text:style-name="P23">2021/04/27:</text:p>
      <text:p text:style-name="P28"><text:span text:style-name="T10"><text:tab/></text:span><text:span text:style-name="T8">-</text:span><text:span text:style-name="T16">Renamed the </text:span><text:span text:style-name="T8">transaction</text:span><text:span text:style-name="T16"> table</text:span><text:span text:style-name="T9"> to </text:span><text:span text:style-name="T10">user_orders</text:span></text:p>
      <text:p text:style-name="P27"><text:span text:style-name="T10"><text:tab/></text:span><text:span text:style-name="T14">-</text:span><text:span text:style-name="T12">Rename</text:span><text:span text:style-name="T7">d</text:span><text:span text:style-name="T12"> status to order_status in transaction</text:span><text:span text:style-name="T20"><text:tab/></text:span></text:p>
      <text:p text:style-name="P24"><text:span text:style-name="T28"><text:tab/></text:span><text:span text:style-name="T26">-Move</text:span>d<text:span text:style-name="T26"> architecture</text:span><text:span text:style-name="T6">, weight, </text:span><text:span text:style-name="T25">purpose, </text:span><text:span text:style-name="T6">and dimensions</text:span> from component tables<text:span text:style-name="T6"> </text:span><text:span text:style-name="T26">to product</text:span></text:p>
      <text:p text:style-name="P24"><text:tab/><text:span text:style-name="T27">-Move</text:span><text:span text:style-name="T28">d</text:span><text:span text:style-name="T27"> warnings, acc_status and email to account</text:span></text:p>
      <text:p text:style-name="P29"><text:span text:style-name="T16"><text:tab/></text:span><text:span text:style-name="T11">-Add</text:span><text:span text:style-name="T20">ed</text:span><text:span text:style-name="T11"> </text:span><text:span text:style-name="T23">quantity</text:span><text:span text:style-name="T21">_</text:span><text:span text:style-name="T11">sold </text:span><text:span text:style-name="T22">in</text:span><text:span text:style-name="T11"> product</text:span></text:p>
      <text:p text:style-name="P29"><text:span text:style-name="T14"><text:tab/></text:span><text:span text:style-name="T19">-Add</text:span><text:span text:style-name="T16">ed</text:span><text:span text:style-name="T19"> </text:span><text:span text:style-name="T16">is_permaban</text:span><text:span text:style-name="T19"> </text:span><text:span text:style-name="T22">in</text:span><text:span text:style-name="T19"> avoid_list</text:span></text:p>
      <text:p text:style-name="P26"><text:span text:style-name="T13"><text:tab/></text:span><text:span text:style-name="T14">-</text:span><text:span text:style-name="T15">Removed</text:span><text:span text:style-name="T14"> acc_type in personal acc</text:span></text:p>
      <text:p text:style-name="P45"><text:tab/>-Set default for complainant_id in complaint to 0 for system issued complaints.</text:p>
      <text:p text:style-name="P20"/>
      <text:p text:style-name="P46">TBA:</text:p>
      <text:p text:style-name="P49"><text:span text:style-name="T17"><text:tab/>-</text:span><text:span text:style-name="T16">Add tables for c</text:span><text:span text:style-name="T18">lerks</text:span><text:span text:style-name="T24">,</text:span><text:span text:style-name="T18"> managers/superusers</text:span><text:span text:style-name="T24">, and supplier companies</text:span></text:p>
      <text:p text:style-name="P47"><text:tab/>-Add more product types</text:p>
      <text:p text:style-name="P48"><text:tab/>-Add supplied<text:span text:style-name="T32">_</text:span>by in product</text:p>
      <text:p text:style-name="P25"><text:tab/></text:p>
      <text:p text:style-name="P22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ccount Related Tables:</text:p>
      <text:p text:style-name="P6"/>
      <text:p text:style-name="P16">account:</text:p>
      <text:p text:style-name="P6"/>
      <text:p text:style-name="P37">CREATE TABLE account (</text:p>
      <text:p text:style-name="P39">account_id INTEGER PRIMARY KEY ON CONFLICT ROLLBACK AUTOINCREMENT,</text:p>
      <text:p text:style-name="P39">email STRING NOT NULL</text:p>
      <text:p text:style-name="P39">DEFAULT email</text:p>
      <text:p text:style-name="P39">UNIQUE,</text:p>
      <text:p text:style-name="P39">acc_status INTEGER DEFAULT (0) </text:p>
      <text:p text:style-name="P39">NOT NULL,</text:p>
      <text:p text:style-name="P39">warnings INTEGER NOT NULL</text:p>
      <text:p text:style-name="P39">DEFAULT (0) </text:p>
      <text:p text:style-name="P39">);</text:p>
      <text:p text:style-name="P39"/>
      <text:p text:style-name="P44">acc_status: 0 = good standing, 1 = last chance, 2 = permanently banned</text:p>
      <text:p text:style-name="P1"/>
      <text:p text:style-name="P15">personal acc: </text:p>
      <text:p text:style-name="P1"/>
      <text:p text:style-name="P36">CREATE TABLE personal_acc (</text:p>
      <text:p text:style-name="P39">account_id INT REFERENCES account (account_id) ON DELETE CASCADE</text:p>
      <text:p text:style-name="P39">ON UPDATE RESTRICT</text:p>
      <text:p text:style-name="P39">MATCH [FULL]</text:p>
      <text:p text:style-name="P39">PRIMARY KEY,</text:p>
      <text:p text:style-name="P39">first_name STRING (255) NOT NULL,</text:p>
      <text:p text:style-name="P39">last_name STRING (255) NOT NULL,</text:p>
      <text:p text:style-name="P39">address STRING (255) NOT NULL,</text:p>
      <text:p text:style-name="P39">balance DOUBLE DEFAULT (0.0) </text:p>
      <text:p text:style-name="P39">NOT NULL,</text:p>
      <text:p text:style-name="P39">credit_card STRING (16) DEFAULT none</text:p>
      <text:p text:style-name="P39">NOT NULL,</text:p>
      <text:p text:style-name="P39">password STRING (50) NOT NULL</text:p>
      <text:p text:style-name="P39">);</text:p>
      <text:p text:style-name="P1"/>
      <text:p text:style-name="P15">delivery acc: </text:p>
      <text:p text:style-name="P1"/>
      <text:p text:style-name="P36">CREATE TABLE delivery_acc (</text:p>
      <text:p text:style-name="P39">account_id PRIMARY KEY</text:p>
      <text:p text:style-name="P39">REFERENCES account (account_id) ON DELETE CASCADE</text:p>
      <text:p text:style-name="P39">ON UPDATE RESTRICT</text:p>
      <text:p text:style-name="P39">MATCH [FULL],</text:p>
      <text:p text:style-name="P39">company_name STRING (255) UNIQUE</text:p>
      <text:p text:style-name="P39">NOT NULL,</text:p>
      <text:p text:style-name="P39"><text:soft-page-break/>password STRING (50) NOT NULL</text:p>
      <text:p text:style-name="P39">);</text:p>
      <text:p text:style-name="P1"/>
      <text:p text:style-name="P13">avoid_list: </text:p>
      <text:p text:style-name="P4"/>
      <text:p text:style-name="P38">CREATE TABLE avoid_list (</text:p>
      <text:p text:style-name="P39">banned_emails STRING (255) PRIMARY KEY,</text:p>
      <text:p text:style-name="P39">is_permaban BOOLEAN NOT NULL</text:p>
      <text:p text:style-name="P39">DEFAULT (0),</text:p>
      <text:p text:style-name="P39">sent_notif BOOLEAN NOT NULL</text:p>
      <text:p text:style-name="P39">DEFAULT (0) </text:p>
      <text:p text:style-name="P39">);</text:p>
      <text:p text:style-name="P1"/>
      <text:p text:style-name="P7"><text:span text:style-name="T2">complaint:</text:span> </text:p>
      <text:p text:style-name="P7"/>
      <text:p text:style-name="P38">CREATE TABLE complaint (</text:p>
      <text:p text:style-name="P39">complaint_no INTEGER PRIMARY KEY AUTOINCREMENT,</text:p>
      <text:p text:style-name="P39">complainant_id INTEGER NOT NULL</text:p>
      <text:p text:style-name="P39">DEFAULT (0),</text:p>
      <text:p text:style-name="P39">offender_id INTEGER NOT NULL,</text:p>
      <text:p text:style-name="P39">filed_on DATETIME NOT NULL,</text:p>
      <text:p text:style-name="P39">claim STRING (255) NOT NULL</text:p>
      <text:p text:style-name="P39">);</text:p>
      <text:p text:style-name="P7"/>
      <text:p text:style-name="P7"><text:span text:style-name="T2">warning:</text:span> </text:p>
      <text:p text:style-name="P7"/>
      <text:p text:style-name="P31">CREATE TABLE warning (</text:p>
      <text:p text:style-name="P39">warning_no INTEGER PRIMARY KEY AUTOINCREMENT,</text:p>
      <text:p text:style-name="P39">offender_id INTEGER NOT NULL,</text:p>
      <text:p text:style-name="P39">passed_on DATETIME NOT NULL,</text:p>
      <text:p text:style-name="P39">reason STRING (255) NOT NULL</text:p>
      <text:p text:style-name="P39">);</text:p>
      <text:p text:style-name="P1"/>
      <text:p text:style-name="P10">Product Related Tables:</text:p>
      <text:p text:style-name="P1"/>
      <text:p text:style-name="P2"><text:span text:style-name="T3">product</text:span><text:span text:style-name="T2">:</text:span></text:p>
      <text:p text:style-name="P2"/>
      <text:p text:style-name="P35">CREATE TABLE product (</text:p>
      <text:p text:style-name="P39">product_id INTEGER PRIMARY KEY AUTOINCREMENT,</text:p>
      <text:p text:style-name="P39">product_name STRING (255) NOT NULL</text:p>
      <text:p text:style-name="P39">UNIQUE,</text:p>
      <text:p text:style-name="P39">price DOUBLE NOT NULL</text:p>
      <text:p text:style-name="P39">DEFAULT (0.0),</text:p>
      <text:p text:style-name="P39">purpose INTEGER DEFAULT (0) </text:p>
      <text:p text:style-name="P39"><text:soft-page-break/>NOT NULL,</text:p>
      <text:p text:style-name="P39">architecture INTEGER NOT NULL</text:p>
      <text:p text:style-name="P39">DEFAULT (0),</text:p>
      <text:p text:style-name="P39">dimensions STRING NOT NULL</text:p>
      <text:p text:style-name="P39">DEFAULT [0 x 0 x 0 in.],</text:p>
      <text:p text:style-name="P39">weight DOUBLE DEFAULT (0.0) </text:p>
      <text:p text:style-name="P39">NOT NULL,</text:p>
      <text:p text:style-name="P39">quantity_sold INTEGER DEFAULT (0) </text:p>
      <text:p text:style-name="P39">NOT NULL</text:p>
      <text:p text:style-name="P39">);</text:p>
      <text:p text:style-name="P39"/>
      <text:p text:style-name="P2"><text:span text:style-name="T2">ram:</text:span> </text:p>
      <text:p text:style-name="P2"/>
      <text:p text:style-name="P35">CREATE TABLE ram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price DOUBLE NOT NULL</text:p>
      <text:p text:style-name="P39">DEFAULT (0.0),</text:p>
      <text:p text:style-name="P39">capacity STRING (10) NOT NULL,</text:p>
      <text:p text:style-name="P39">memory_speed STRING (15) NOT NULL,</text:p>
      <text:p text:style-name="P39">type STRING (15) NOT NULL</text:p>
      <text:p text:style-name="P39">);</text:p>
      <text:p text:style-name="P2"/>
      <text:p text:style-name="P19">the idea with purpose is to make <text:span text:style-name="T5">purpose</text:span> a number between 1 and 7 read the same way as chmod. </text:p>
      <text:p text:style-name="P19">1 = gaming, 2 = computing, 4 = business.</text:p>
      <text:p text:style-name="P19">3 = gaming + computing, 5 = gaming + business, 6 = computing + business, 7 = all 3.</text:p>
      <text:p text:style-name="P2"/>
      <text:p text:style-name="P19">architecture: 0 = amd, 1 = intel, 2 = both</text:p>
      <text:p text:style-name="P2"/>
      <text:p text:style-name="P3">rinse and repeat for all parts</text:p>
      <text:p text:style-name="P3"/>
      <text:p text:style-name="P14">system:</text:p>
      <text:p text:style-name="P9"/>
      <text:p text:style-name="P34">CREATE TABLE system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cpu STRING (20) NOT NULL,</text:p>
      <text:p text:style-name="P39">ram_size STRING (10) NOT NULL,</text:p>
      <text:p text:style-name="P39">gpu STRING (20) NOT NULL,</text:p>
      <text:p text:style-name="P39">hdd_size STRING (10) NOT NULL,</text:p>
      <text:p text:style-name="P39">operating_system STRING (20) NOT NULL</text:p>
      <text:p text:style-name="P39">);</text:p>
      <text:p text:style-name="P39"/>
      <text:p text:style-name="P19"><text:soft-page-break/>architecture: 0 = amd, 1 = intel</text:p>
      <text:p text:style-name="P10"/>
      <text:p text:style-name="P10">Purchasing Related Tables:</text:p>
      <text:p text:style-name="P3"/>
      <text:p text:style-name="P9"><text:span text:style-name="T4">user_orders:</text:span><text:span text:style-name="T1"> </text:span></text:p>
      <text:p text:style-name="P3"/>
      <text:p text:style-name="P34">CREATE TABLE user_orders (</text:p>
      <text:p text:style-name="P39">transaction_id INTEGER PRIMARY KEY AUTOINCREMENT,</text:p>
      <text:p text:style-name="P39">account_id INTEGER NOT NULL,</text:p>
      <text:p text:style-name="P39">subtotal DOUBLE NOT NULL</text:p>
      <text:p text:style-name="P39">DEFAULT (0.0),</text:p>
      <text:p text:style-name="P39">purchase_date DATETIME NOT NULL,</text:p>
      <text:p text:style-name="P39">date_shipped DATETIME,</text:p>
      <text:p text:style-name="P39">tracking_no INTEGER,</text:p>
      <text:p text:style-name="P39">order_status INTEGER DEFAULT (0) </text:p>
      <text:p text:style-name="P39">NOT NULL,</text:p>
      <text:p text:style-name="P39">shipper STRING DEFAULT none</text:p>
      <text:p text:style-name="P39">);</text:p>
      <text:p text:style-name="P3"/>
      <text:p text:style-name="P30"><text:span text:style-name="T27">order_</text:span><text:span text:style-name="T30">status: 0 = bidding , 1 = </text:span><text:span text:style-name="T31">processing</text:span><text:span text:style-name="T30">, 2 =</text:span><text:span text:style-name="T29"> shipped, 3 = arrived</text:span></text:p>
      <text:p text:style-name="P3"/>
      <text:p text:style-name="P17">purchased items:</text:p>
      <text:p text:style-name="P5"/>
      <text:p text:style-name="P32">CREATE TABLE purchased_items (</text:p>
      <text:p text:style-name="P39">transaction_id INTEGER REFERENCES [transaction] (transaction_id) ON DELETE CASCADE</text:p>
      <text:p text:style-name="P39">ON UPDATE RESTRICT,</text:p>
      <text:p text:style-name="P39">item_name STRING (255),</text:p>
      <text:p text:style-name="P39">amount INTEGER DEFAULT (1) </text:p>
      <text:p text:style-name="P39">NOT NULL,</text:p>
      <text:p text:style-name="P39">item_price DOUBLE NOT NULL</text:p>
      <text:p text:style-name="P39">DEFAULT (0.0),</text:p>
      <text:p text:style-name="P39">vote_score INTEGER,</text:p>
      <text:p text:style-name="P39">PRIMARY KEY (</text:p>
      <text:p text:style-name="P39">transaction_id,</text:p>
      <text:p text:style-name="P39">item_name</text:p>
      <text:p text:style-name="P39">)</text:p>
      <text:p text:style-name="P39">);</text:p>
      <text:p text:style-name="P5"/>
      <text:p text:style-name="P17">bid_offers:</text:p>
      <text:p text:style-name="P5"/>
      <text:p text:style-name="P32">CREATE TABLE bid_offers (</text:p>
      <text:p text:style-name="P39">account_id INTEGER REFERENCES delivery_acc (account_id) ON DELETE CASCADE</text:p>
      <text:p text:style-name="P39">ON UPDATE RESTRICT,</text:p>
      <text:p text:style-name="P39">transaction_id INTEGER REFERENCES [transaction] (transaction_id) ON DELETE CASCADE</text:p>
      <text:p text:style-name="P39">ON UPDATE RESTRICT,</text:p>
      <text:p text:style-name="P39"><text:soft-page-break/>bid_amount DOUBLE DEFAULT (0.0) </text:p>
      <text:p text:style-name="P39">NOT NULL,</text:p>
      <text:p text:style-name="P39">PRIMARY KEY (</text:p>
      <text:p text:style-name="P39">account_id,</text:p>
      <text:p text:style-name="P39">transaction_id</text:p>
      <text:p text:style-name="P39">)</text:p>
      <text:p text:style-name="P39">);</text:p>
      <text:p text:style-name="P11"/>
      <text:p text:style-name="P40">cart:</text:p>
      <text:p text:style-name="P42"/>
      <text:p text:style-name="P41">CREATE TABLE cart (</text:p>
      <text:p text:style-name="P42">account_id INTEGER REFERENCES account (account_id) ON DELETE CASCADE</text:p>
      <text:p text:style-name="P42">ON UPDATE RESTRICT,</text:p>
      <text:p text:style-name="P42">product_id INTEGER REFERENCES product (product_id) ON DELETE CASCADE</text:p>
      <text:p text:style-name="P42">ON UPDATE RESTRICT,</text:p>
      <text:p text:style-name="P42">amount INTEGER,</text:p>
      <text:p text:style-name="P42">PRIMARY KEY (</text:p>
      <text:p text:style-name="P42">account_id,</text:p>
      <text:p text:style-name="P42">product_id</text:p>
      <text:p text:style-name="P42">)</text:p>
      <text:p text:style-name="P43">);</text:p>
      <text:p text:style-name="P11"/>
      <text:p text:style-name="P10">Forum Related Tables:</text:p>
      <text:p text:style-name="P6"/>
      <text:p text:style-name="P12">taboo phrases: </text:p>
      <text:p text:style-name="P8"/>
      <text:p text:style-name="P33">CREATE TABLE taboo_phrases (</text:p>
      <text:p text:style-name="P39">phrase STRING (255) PRIMARY KEY</text:p>
      <text:p text:style-name="P39">);</text:p>
      <text:p text:style-name="P8"/>
      <text:p text:style-name="P12">forum thread: </text:p>
      <text:p text:style-name="P8"/>
      <text:p text:style-name="P33">CREATE TABLE forum_thread (</text:p>
      <text:p text:style-name="P39">thread_no INTEGER PRIMARY KEY AUTOINCREMENT,</text:p>
      <text:p text:style-name="P39">product_name STRING (255) UNIQUE</text:p>
      <text:p text:style-name="P39">REFERENCES product (product_name) ON DELETE CASCADE</text:p>
      <text:p text:style-name="P39">ON UPDATE CASCADE</text:p>
      <text:p text:style-name="P39">);</text:p>
      <text:p text:style-name="P8"/>
      <text:p text:style-name="P12">forum reply: </text:p>
      <text:p text:style-name="P8"/>
      <text:p text:style-name="P33">CREATE TABLE forum_reply (</text:p>
      <text:p text:style-name="P39">post_no INTEGER PRIMARY KEY AUTOINCREMENT,</text:p>
      <text:p text:style-name="P39">thread_no INTEGER REFERENCES forum_thread (thread_no) ON DELETE CASCADE</text:p>
      <text:p text:style-name="P39"><text:soft-page-break/>ON UPDATE RESTRICT,</text:p>
      <text:p text:style-name="P39">account_id INTEGER REFERENCES account (account_id) ON DELETE SET NULL</text:p>
      <text:p text:style-name="P39">ON UPDATE RESTRICT,</text:p>
      <text:p text:style-name="P39">post STRING (255) NOT NULL</text:p>
      <text:p text:style-name="P39">);</text:p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09:43:12.778000000</meta:creation-date>
    <dc:date>2021-04-27T05:51:09.413000000</dc:date>
    <meta:editing-duration>PT7H19M23S</meta:editing-duration>
    <meta:editing-cycles>54</meta:editing-cycles>
    <meta:generator>LibreOffice/6.4.0.3$Windows_X86_64 LibreOffice_project/b0a288ab3d2d4774cb44b62f04d5d28733ac6df8</meta:generator>
    <meta:document-statistic meta:table-count="0" meta:image-count="0" meta:object-count="0" meta:page-count="7" meta:paragraph-count="206" meta:word-count="772" meta:character-count="5142" meta:non-whitespace-character-count="4536"/>
  </office:meta>
</office:document-meta>
</file>